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33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 table:number-columns-repeated="3"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5" table:number-rows-spanned="2">
            <text:p>This leaderboard will be much better looking after some matches have actually been played</text:p>
          </table:table-cell>
          <table:covered-table-cell table:style-name="ce3"/>
          <table:covered-table-cell table:number-columns-repeated="3"/>
        </table:table-row>
        <table:table-row table:style-name="ro1">
          <table:covered-table-cell table:style-name="ce2"/>
          <table:covered-table-cell table:number-columns-repeated="4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style-name="ce2"/>
          <table:covered-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N/A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4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4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4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4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4" table:number-rows-repeated="7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1:42:50.608887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meta:print-date>2017-09-08T11:38:51.265106844</meta:print-date>
    <dc:date>2017-09-08T11:47:02.782835684</dc:date>
    <meta:editing-duration>PT36M28S</meta:editing-duration>
    <meta:editing-cycles>2</meta:editing-cycles>
    <meta:generator>LibreOffice/5.1.6.2$Linux_X86_64 LibreOffice_project/10m0$Build-2</meta:generator>
    <meta:document-statistic meta:table-count="1" meta:cell-count="28" meta:object-count="0"/>
  </office:meta>
</office:document-meta>
</file>